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3.44pt"/>
    </style:style>
    <style:style style:name="co3" style:family="table-column">
      <style:table-column-properties fo:break-before="auto" style:column-width="95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00" table:style-name="ta1">
        <table:shapes>
          <draw:frame draw:z-index="0" draw:style-name="gr1" draw:text-style-name="P1" svg:width="453.51pt" svg:height="255.09pt" svg:x="742.76pt" svg:y="56.27pt">
            <loext:p draw:notify-on-update-of-ranges="'100'.A2:'100'.A2 '100'.A3:'100'.A6 '100'.B2:'100'.B2 '100'.B3:'100'.B6 '100'.A2:'100'.A2 '100'.A3:'100'.A6 '100'.C2:'100'.C2 '100'.C3:'100'.C6 '100'.A2:'100'.A2 '100'.A3:'100'.A6 '100'.D2:'100'.D2 '100'.D3:'100'.D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283.29pt" svg:y="62.48pt">
            <loext:p draw:notify-on-update-of-ranges="'100'.A2:'100'.A2 '100'.A3:'100'.A6 '100'.B2:'100'.B2 '100'.B3:'100'.B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46pt" svg:height="255.26pt" svg:x="280.2pt" svg:y="329.02pt">
            <loext:p draw:notify-on-update-of-ranges="'100'.A2:'100'.A2 '100'.A3:'100'.A6 '100'.C2:'100'.C2 '100'.C3:'100'.C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46pt" svg:height="255.23pt" svg:x="760.2pt" svg:y="337.32pt">
            <loext:p draw:notify-on-update-of-ranges="'100'.A2:'100'.A2 '100'.A3:'100'.A6 '100'.D2:'100'.D2 '100'.D3:'100'.D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uckets = 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dix Sort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4676" calcext:value-type="float">
            <text:p>0.0004676</text:p>
          </table:table-cell>
          <table:table-cell office:value-type="float" office:value="0.0010993" calcext:value-type="float">
            <text:p>0.0010993</text:p>
          </table:table-cell>
          <table:table-cell office:value-type="float" office:value="0.001853" calcext:value-type="float">
            <text:p>0.00185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733773" calcext:value-type="float">
            <text:p>0.0733773</text:p>
          </table:table-cell>
          <table:table-cell office:value-type="float" office:value="0.0380253" calcext:value-type="float">
            <text:p>0.0380253</text:p>
          </table:table-cell>
          <table:table-cell office:value-type="float" office:value="0.029351" calcext:value-type="float">
            <text:p>0.02935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.832039" calcext:value-type="float">
            <text:p>8.832039</text:p>
          </table:table-cell>
          <table:table-cell office:value-type="float" office:value="1.0342087" calcext:value-type="float">
            <text:p>1.0342087</text:p>
          </table:table-cell>
          <table:table-cell office:value-type="float" office:value="0.9292877" calcext:value-type="float">
            <text:p>0.9292877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035.849079" calcext:value-type="float">
            <text:p>1035.849079</text:p>
          </table:table-cell>
          <table:table-cell office:value-type="float" office:value="10.0174927" calcext:value-type="float">
            <text:p>10.0174927</text:p>
          </table:table-cell>
          <table:table-cell office:value-type="float" office:value="13.511038" calcext:value-type="float">
            <text:p>13.511038</text:p>
          </table:table-cell>
        </table:table-row>
      </table:table>
      <table:table table:name="1000" table:style-name="ta1">
        <table:shapes>
          <draw:frame draw:z-index="0" draw:style-name="gr1" draw:text-style-name="P1" svg:width="453.46pt" svg:height="255.23pt" svg:x="759.4pt" svg:y="41.41pt">
            <loext:p draw:notify-on-update-of-ranges="'1000'.A2:'1000'.A2 '1000'.A3:'1000'.A6 '1000'.B2:'1000'.B2 '1000'.B3:'1000'.B6 '1000'.A2:'1000'.A2 '1000'.A3:'1000'.A6 '1000'.C2:'1000'.C2 '1000'.C3:'1000'.C6 '1000'.A2:'1000'.A2 '1000'.A3:'1000'.A6 '1000'.D2:'1000'.D2 '1000'.D3:'1000'.D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453.51pt" svg:height="255.09pt" svg:x="763.82pt" svg:y="317.54pt">
            <loext:p draw:notify-on-update-of-ranges="'1000'.A2:'1000'.A2 '1000'.A3:'1000'.A6 '1000'.B2:'1000'.B2 '1000'.B3:'1000'.B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453.51pt" svg:height="255.09pt" svg:x="265.1pt" svg:y="311.5pt">
            <loext:p draw:notify-on-update-of-ranges="'1000'.A2:'1000'.A2 '1000'.A3:'1000'.A6 '1000'.C2:'1000'.C2 '1000'.C3:'1000'.C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453.46pt" svg:height="255.26pt" svg:x="280.2pt" svg:y="42.15pt">
            <loext:p draw:notify-on-update-of-ranges="'1000'.A2:'1000'.A2 '1000'.A3:'1000'.A6 '1000'.D2:'1000'.D2 '1000'.D3:'1000'.D6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uckets = 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dix Sort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7277" calcext:value-type="float">
            <text:p>0.0007277</text:p>
          </table:table-cell>
          <table:table-cell office:value-type="float" office:value="0.001888" calcext:value-type="float">
            <text:p>0.001888</text:p>
          </table:table-cell>
          <table:table-cell office:value-type="float" office:value="0.006899" calcext:value-type="float">
            <text:p>0.00689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111808" calcext:value-type="float">
            <text:p>0.0111808</text:p>
          </table:table-cell>
          <table:table-cell office:value-type="float" office:value="0.017238" calcext:value-type="float">
            <text:p>0.017238</text:p>
          </table:table-cell>
          <table:table-cell office:value-type="float" office:value="0.023648" calcext:value-type="float">
            <text:p>0.02364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7193689" calcext:value-type="float">
            <text:p>0.7193689</text:p>
          </table:table-cell>
          <table:table-cell office:value-type="float" office:value="0.5520533" calcext:value-type="float">
            <text:p>0.5520533</text:p>
          </table:table-cell>
          <table:table-cell office:value-type="float" office:value="0.2984853" calcext:value-type="float">
            <text:p>0.298485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89.8270597" calcext:value-type="float">
            <text:p>89.8270597</text:p>
          </table:table-cell>
          <table:table-cell office:value-type="float" office:value="9.060213" calcext:value-type="float">
            <text:p>9.060213</text:p>
          </table:table-cell>
          <table:table-cell office:value-type="float" office:value="12.1168983" calcext:value-type="float">
            <text:p>12.1168983</text:p>
          </table:table-cell>
        </table:table-row>
      </table:table>
      <table:table table:name="10000" table:style-name="ta1">
        <table:shapes>
          <draw:frame draw:z-index="0" draw:style-name="gr1" draw:text-style-name="P1" svg:width="453.51pt" svg:height="255.09pt" svg:x="827.06pt" svg:y="37.45pt">
            <loext:p draw:notify-on-update-of-ranges="'10000'.A2:'10000'.A2 '10000'.A3:'10000'.A6 '10000'.B2:'10000'.B2 '10000'.B3:'10000'.B6 '10000'.A2:'10000'.A2 '10000'.A3:'10000'.A6 '10000'.C2:'10000'.C2 '10000'.C3:'10000'.C6 '10000'.A2:'10000'.A2 '10000'.A3:'10000'.A6 '10000'.D2:'10000'.D2 '10000'.D3:'10000'.D6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453.51pt" svg:height="255.09pt" svg:x="830.95pt" svg:y="303.99pt">
            <loext:p draw:notify-on-update-of-ranges="'10000'.A2:'10000'.A2 '10000'.A3:'10000'.A6 '10000'.B2:'10000'.B2 '10000'.B3:'10000'.B6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453.51pt" svg:height="255.09pt" svg:x="342.34pt" svg:y="302.46pt">
            <loext:p draw:notify-on-update-of-ranges="'10000'.A2:'10000'.A2 '10000'.A3:'10000'.A6 '10000'.C2:'10000'.C2 '10000'.C3:'10000'.C6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453.51pt" svg:height="255.09pt" svg:x="340.78pt" svg:y="25.43pt">
            <loext:p draw:notify-on-update-of-ranges="'10000'.A2:'10000'.A2 '10000'.A3:'10000'.A6 '10000'.D2:'10000'.D2 '10000'.D3:'10000'.D6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uckets = 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dix Sort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95595" calcext:value-type="float">
            <text:p>0.0095595</text:p>
          </table:table-cell>
          <table:table-cell office:value-type="float" office:value="0.0148867" calcext:value-type="float">
            <text:p>0.0148867</text:p>
          </table:table-cell>
          <table:table-cell office:value-type="float" office:value="0.0150493" calcext:value-type="float">
            <text:p>0.015049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202941" calcext:value-type="float">
            <text:p>0.0202941</text:p>
          </table:table-cell>
          <table:table-cell office:value-type="float" office:value="0.0333627" calcext:value-type="float">
            <text:p>0.0333627</text:p>
          </table:table-cell>
          <table:table-cell office:value-type="float" office:value="0.0645827" calcext:value-type="float">
            <text:p>0.064582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2042054" calcext:value-type="float">
            <text:p>0.2042054</text:p>
          </table:table-cell>
          <table:table-cell office:value-type="float" office:value="0.2215707" calcext:value-type="float">
            <text:p>0.2215707</text:p>
          </table:table-cell>
          <table:table-cell office:value-type="float" office:value="0.301379" calcext:value-type="float">
            <text:p>0.30137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9.2024179" calcext:value-type="float">
            <text:p>9.2024179</text:p>
          </table:table-cell>
          <table:table-cell office:value-type="float" office:value="5.8268767" calcext:value-type="float">
            <text:p>5.8268767</text:p>
          </table:table-cell>
          <table:table-cell office:value-type="float" office:value="3.348038" calcext:value-type="float">
            <text:p>3.348038</text:p>
          </table:table-cell>
        </table:table-row>
      </table:table>
      <table:table table:name="Size - 1000" table:style-name="ta1">
        <table:shapes>
          <draw:frame draw:z-index="0" draw:style-name="gr1" draw:text-style-name="P1" svg:width="453.51pt" svg:height="255.09pt" svg:x="877.04pt" svg:y="26.16pt">
            <loext:p draw:notify-on-update-of-ranges="'Size - 1000'.A2:'Size - 1000'.A2 'Size - 1000'.A3:'Size - 1000'.A5 'Size - 1000'.B2:'Size - 1000'.B2 'Size - 1000'.B3:'Size - 1000'.B5 'Size - 1000'.A2:'Size - 1000'.A2 'Size - 1000'.A3:'Size - 1000'.A5 'Size - 1000'.C2:'Size - 1000'.C2 'Size - 1000'.C3:'Size - 1000'.C5 'Size - 1000'.A2:'Size - 1000'.A2 'Size - 1000'.A3:'Size - 1000'.A5 'Size - 1000'.D2:'Size - 1000'.D2 'Size - 1000'.D3:'Size - 1000'.D5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453.51pt" svg:height="255.09pt" svg:x="874.69pt" svg:y="306.23pt">
            <loext:p draw:notify-on-update-of-ranges="'Size - 1000'.A2:'Size - 1000'.A2 'Size - 1000'.A3:'Size - 1000'.A5 'Size - 1000'.B2:'Size - 1000'.B2 'Size - 1000'.B3:'Size - 1000'.B5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draw:text-style-name="P1" svg:width="453.51pt" svg:height="255.09pt" svg:x="363.66pt" svg:y="294.21pt">
            <loext:p draw:notify-on-update-of-ranges="'Size - 1000'.A2:'Size - 1000'.A2 'Size - 1000'.A3:'Size - 1000'.A5 'Size - 1000'.C2:'Size - 1000'.C2 'Size - 1000'.C3:'Size - 1000'.C5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3" draw:style-name="gr1" draw:text-style-name="P1" svg:width="453.51pt" svg:height="255.09pt" svg:x="363.69pt" svg:y="24.63pt">
            <loext:p draw:notify-on-update-of-ranges="'Size - 1000'.A2:'Size - 1000'.A2 'Size - 1000'.A3:'Size - 1000'.A5 'Size - 1000'.D2:'Size - 1000'.D2 'Size - 1000'.D3:'Size - 1000'.D5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ize = 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 of Buckets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dix Sor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$'100'.B3]" office:value-type="float" office:value="0.0004676" calcext:value-type="float">
            <text:p>0.0004676</text:p>
          </table:table-cell>
          <table:table-cell table:formula="of:=[$'100'.C3]" office:value-type="float" office:value="0.0010993" calcext:value-type="float">
            <text:p>0.0010993</text:p>
          </table:table-cell>
          <table:table-cell table:formula="of:=[$'100'.D3]" office:value-type="float" office:value="0.001853" calcext:value-type="float">
            <text:p>0.00185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$'1000'.B3]" office:value-type="float" office:value="0.0007277" calcext:value-type="float">
            <text:p>0.0007277</text:p>
          </table:table-cell>
          <table:table-cell table:formula="of:=[$'1000'.C3]" office:value-type="float" office:value="0.001888" calcext:value-type="float">
            <text:p>0.001888</text:p>
          </table:table-cell>
          <table:table-cell table:formula="of:=[$'1000'.D3]" office:value-type="float" office:value="0.006899" calcext:value-type="float">
            <text:p>0.00689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$'10000'.B3]" office:value-type="float" office:value="0.0095595" calcext:value-type="float">
            <text:p>0.0095595</text:p>
          </table:table-cell>
          <table:table-cell table:formula="of:=[$'10000'.C3]" office:value-type="float" office:value="0.0148867" calcext:value-type="float">
            <text:p>0.0148867</text:p>
          </table:table-cell>
          <table:table-cell table:formula="of:=[$'10000'.D3]" office:value-type="float" office:value="0.0150493" calcext:value-type="float">
            <text:p>0.0150493</text:p>
          </table:table-cell>
        </table:table-row>
      </table:table>
      <table:table table:name="Size - 10000" table:style-name="ta1">
        <table:shapes>
          <draw:frame draw:z-index="0" draw:style-name="gr1" draw:text-style-name="P1" svg:width="453.51pt" svg:height="255.09pt" svg:x="791.55pt" svg:y="50.23pt">
            <loext:p draw:notify-on-update-of-ranges="'Size - 10000'.A2:'Size - 10000'.A2 'Size - 10000'.A3:'Size - 10000'.A5 'Size - 10000'.B2:'Size - 10000'.B2 'Size - 10000'.B3:'Size - 10000'.B5 'Size - 10000'.A2:'Size - 10000'.A2 'Size - 10000'.A3:'Size - 10000'.A5 'Size - 10000'.C2:'Size - 10000'.C2 'Size - 10000'.C3:'Size - 10000'.C5 'Size - 10000'.A2:'Size - 10000'.A2 'Size - 10000'.A3:'Size - 10000'.A5 'Size - 10000'.D2:'Size - 10000'.D2 'Size - 10000'.D3:'Size - 10000'.D5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ize = 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 of Buckets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dix Sor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$'100'.B4]" office:value-type="float" office:value="0.0733773" calcext:value-type="float">
            <text:p>0.0733773</text:p>
          </table:table-cell>
          <table:table-cell table:formula="of:=[$'100'.C4]" office:value-type="float" office:value="0.0380253" calcext:value-type="float">
            <text:p>0.0380253</text:p>
          </table:table-cell>
          <table:table-cell table:formula="of:=[$'100'.D4]" office:value-type="float" office:value="0.029351" calcext:value-type="float">
            <text:p>0.02935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$'1000'.B4]" office:value-type="float" office:value="0.0111808" calcext:value-type="float">
            <text:p>0.0111808</text:p>
          </table:table-cell>
          <table:table-cell table:formula="of:=[$'1000'.C4]" office:value-type="float" office:value="0.017238" calcext:value-type="float">
            <text:p>0.017238</text:p>
          </table:table-cell>
          <table:table-cell table:formula="of:=[$'1000'.D4]" office:value-type="float" office:value="0.023648" calcext:value-type="float">
            <text:p>0.02364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$'10000'.B4]" office:value-type="float" office:value="0.0202941" calcext:value-type="float">
            <text:p>0.0202941</text:p>
          </table:table-cell>
          <table:table-cell table:formula="of:=[$'10000'.C4]" office:value-type="float" office:value="0.0333627" calcext:value-type="float">
            <text:p>0.0333627</text:p>
          </table:table-cell>
          <table:table-cell table:formula="of:=[$'10000'.D4]" office:value-type="float" office:value="0.0645827" calcext:value-type="float">
            <text:p>0.0645827</text:p>
          </table:table-cell>
        </table:table-row>
      </table:table>
      <table:table table:name="Size - 100000" table:style-name="ta1"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ize = 1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 of Buckets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dix Sor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$'100'.B5]" office:value-type="float" office:value="8.832039" calcext:value-type="float">
            <text:p>8.832039</text:p>
          </table:table-cell>
          <table:table-cell table:formula="of:=[$'100'.C5]" office:value-type="float" office:value="1.0342087" calcext:value-type="float">
            <text:p>1.0342087</text:p>
          </table:table-cell>
          <table:table-cell table:formula="of:=[$'100'.D5]" office:value-type="float" office:value="0.9292877" calcext:value-type="float">
            <text:p>0.92928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$'1000'.B5]" office:value-type="float" office:value="0.7193689" calcext:value-type="float">
            <text:p>0.7193689</text:p>
          </table:table-cell>
          <table:table-cell table:formula="of:=[$'1000'.C5]" office:value-type="float" office:value="0.5520533" calcext:value-type="float">
            <text:p>0.5520533</text:p>
          </table:table-cell>
          <table:table-cell table:formula="of:=[$'1000'.D5]" office:value-type="float" office:value="0.2984853" calcext:value-type="float">
            <text:p>0.298485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$'10000'.B5]" office:value-type="float" office:value="0.2042054" calcext:value-type="float">
            <text:p>0.2042054</text:p>
          </table:table-cell>
          <table:table-cell table:formula="of:=[$'10000'.C5]" office:value-type="float" office:value="0.2215707" calcext:value-type="float">
            <text:p>0.2215707</text:p>
          </table:table-cell>
          <table:table-cell table:formula="of:=[$'10000'.D5]" office:value-type="float" office:value="0.301379" calcext:value-type="float">
            <text:p>0.3013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20:57:20.195331508</meta:creation-date>
    <dc:date>2017-09-25T21:48:09.366201125</dc:date>
    <meta:editing-duration>PT16M57S</meta:editing-duration>
    <meta:editing-cycles>3</meta:editing-cycles>
    <meta:generator>LibreOffice/5.4.1.2.0$Linux_X86_64 LibreOffice_project/40m0$Build-2</meta:generator>
    <meta:document-statistic meta:table-count="6" meta:cell-count="114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b-spline"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6cm" svg:y="0.315cm" chart:style-name="ch2">
          <text:p>Sorting Algorithm Time Comparissons</text:p>
        </chart:title>
        <chart:subtitle svg:x="6.223cm" svg:y="1.249cm" chart:style-name="ch3">
          <text:p>For bucket size 100</text:p>
        </chart:subtitle>
        <chart:legend chart:legend-position="end" svg:x="12.857cm" svg:y="3.782cm" style:legend-expansion="high" chart:style-name="ch4"/>
        <chart:plot-area chart:style-name="ch5" table:cell-range-address="'100'.A2:'100'.D6" chart:data-source-has-labels="row" svg:x="1.279cm" svg:y="2.084cm" svg:width="11.258cm" svg:height="5.807cm">
          <chartooo:coordinate-region svg:x="2.086cm" svg:y="2.257cm" svg:width="9.617cm" svg:height="5.04cm"/>
          <chart:axis chart:dimension="x" chart:name="primary-x" chart:style-name="ch6">
            <chart:title svg:x="5.872cm" svg:y="8.071cm" chart:style-name="ch7">
              <text:p>Data Set Size</text:p>
            </chart:title>
          </chart:axis>
          <chart:axis chart:dimension="y" chart:name="primary-y" chart:style-name="ch6">
            <chart:title svg:x="0.451cm" svg:y="5.653cm" chart:style-name="ch8">
              <text:p>Time (S)</text:p>
            </chart:title>
            <chart:grid chart:style-name="ch9" chart:class="major"/>
          </chart:axis>
          <chart:series chart:style-name="ch10" chart:values-cell-range-address="'100'.B3:'100'.B6" chart:label-cell-address="'100'.B2:'100'.B2" chart:class="chart:scatter">
            <chart:domain table:cell-range-address="'100'.A3:'100'.A6"/>
            <chart:data-point chart:repeated="4"/>
          </chart:series>
          <chart:series chart:style-name="ch11" chart:values-cell-range-address="'100'.C3:'100'.C6" chart:label-cell-address="'100'.C2:'100'.C2" chart:class="chart:scatter">
            <chart:data-point chart:repeated="4"/>
          </chart:series>
          <chart:series chart:style-name="ch12" chart:values-cell-range-address="'100'.D3:'100'.D6" chart:label-cell-address="'100'.D2:'100'.D2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ubble Sort</text:p>
                <draw:g>
                  <svg:desc>'100'.B2:'100'.B2</svg:desc>
                </draw:g>
              </table:table-cell>
              <table:table-cell office:value-type="string">
                <text:p>Quick Sort</text:p>
                <draw:g>
                  <svg:desc>'100'.C2:'100'.C2</svg:desc>
                </draw:g>
              </table:table-cell>
              <table:table-cell office:value-type="string">
                <text:p>Radix Sort</text:p>
                <draw:g>
                  <svg:desc>'100'.D2:'100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100'.A3:'100'.A6</svg:desc>
                </draw:g>
              </table:table-cell>
              <table:table-cell office:value-type="float" office:value="0.0004676">
                <text:p>0.0004676</text:p>
                <draw:g>
                  <svg:desc>'100'.B3:'100'.B6</svg:desc>
                </draw:g>
              </table:table-cell>
              <table:table-cell office:value-type="float" office:value="0.0010993">
                <text:p>0.0010993</text:p>
                <draw:g>
                  <svg:desc>'100'.C3:'100'.C6</svg:desc>
                </draw:g>
              </table:table-cell>
              <table:table-cell office:value-type="float" office:value="0.001853">
                <text:p>0.001853</text:p>
                <draw:g>
                  <svg:desc>'100'.D3:'100'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0733773">
                <text:p>0.0733773</text:p>
              </table:table-cell>
              <table:table-cell office:value-type="float" office:value="0.0380253">
                <text:p>0.0380253</text:p>
              </table:table-cell>
              <table:table-cell office:value-type="float" office:value="0.029351">
                <text:p>0.0293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8.832039">
                <text:p>8.832039</text:p>
              </table:table-cell>
              <table:table-cell office:value-type="float" office:value="1.0342087">
                <text:p>1.0342087</text:p>
              </table:table-cell>
              <table:table-cell office:value-type="float" office:value="0.9292877">
                <text:p>0.92928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1035.849079">
                <text:p>1035.849079</text:p>
              </table:table-cell>
              <table:table-cell office:value-type="float" office:value="10.0174927">
                <text:p>10.0174927</text:p>
              </table:table-cell>
              <table:table-cell office:value-type="float" office:value="13.511038">
                <text:p>13.5110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15cm" svg:y="0.315cm" chart:style-name="ch2">
          <text:p>Bubble Sort Time Comparissons</text:p>
        </chart:title>
        <chart:subtitle svg:x="6.012cm" svg:y="1.249cm" chart:style-name="ch3">
          <text:p>For bucket size 10000</text:p>
        </chart:subtitle>
        <chart:legend chart:legend-position="end" svg:x="12.857cm" svg:y="4.227cm" style:legend-expansion="high" chart:style-name="ch4"/>
        <chart:plot-area chart:style-name="ch5" table:cell-range-address="'10000'.A2:'10000'.B6" chart:data-source-has-labels="row" svg:x="1.279cm" svg:y="2.084cm" svg:width="11.258cm" svg:height="5.807cm">
          <chartooo:coordinate-region svg:x="1.715cm" svg:y="2.257cm" svg:width="9.987cm" svg:height="5.04cm"/>
          <chart:axis chart:dimension="x" chart:name="primary-x" chart:style-name="ch6">
            <chart:title svg:x="5.872cm" svg:y="8.071cm" chart:style-name="ch7">
              <text:p>Data Set Size</text:p>
            </chart:title>
          </chart:axis>
          <chart:axis chart:dimension="y" chart:name="primary-y" chart:style-name="ch6">
            <chart:title svg:x="0.451cm" svg:y="5.626cm" chart:style-name="ch8">
              <text:p>Time (s)</text:p>
            </chart:title>
            <chart:grid chart:style-name="ch9" chart:class="major"/>
          </chart:axis>
          <chart:series chart:style-name="ch10" chart:values-cell-range-address="'10000'.B3:'10000'.B6" chart:label-cell-address="'10000'.B2:'10000'.B2" chart:class="chart:scatter">
            <chart:domain table:cell-range-address="'10000'.A3:'10000'.A6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ubble Sort</text:p>
                <draw:g>
                  <svg:desc>'10000'.B2:'10000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10000'.A3:'10000'.A6</svg:desc>
                </draw:g>
              </table:table-cell>
              <table:table-cell office:value-type="float" office:value="0.0095595">
                <text:p>0.0095595</text:p>
                <draw:g>
                  <svg:desc>'10000'.B3:'10000'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0202941">
                <text:p>0.02029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.2042054">
                <text:p>0.20420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9.2024179">
                <text:p>9.202417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55cm" svg:y="0.315cm" chart:style-name="ch2">
          <text:p>Quick Sort Time Comparissions</text:p>
        </chart:title>
        <chart:subtitle svg:x="6.012cm" svg:y="1.249cm" chart:style-name="ch3">
          <text:p>For bucket size 10000</text:p>
        </chart:subtitle>
        <chart:legend chart:legend-position="end" svg:x="13.016cm" svg:y="4.227cm" style:legend-expansion="high" chart:style-name="ch4"/>
        <chart:plot-area chart:style-name="ch5" table:cell-range-address="'10000'.A2:'10000'.A6 '10000'.C2:'10000'.C6" chart:data-source-has-labels="row" svg:x="1.279cm" svg:y="2.084cm" svg:width="11.417cm" svg:height="5.807cm">
          <chartooo:coordinate-region svg:x="1.715cm" svg:y="2.257cm" svg:width="10.331cm" svg:height="5.04cm"/>
          <chart:axis chart:dimension="x" chart:name="primary-x" chart:style-name="ch6">
            <chart:title svg:x="5.951cm" svg:y="8.071cm" chart:style-name="ch7">
              <text:p>Data Set Size</text:p>
            </chart:title>
          </chart:axis>
          <chart:axis chart:dimension="y" chart:name="primary-y" chart:style-name="ch6">
            <chart:title svg:x="0.451cm" svg:y="5.626cm" chart:style-name="ch8">
              <text:p>Time (s)</text:p>
            </chart:title>
            <chart:grid chart:style-name="ch9" chart:class="major"/>
          </chart:axis>
          <chart:series chart:style-name="ch10" chart:values-cell-range-address="'10000'.C3:'10000'.C6" chart:label-cell-address="'10000'.C2:'10000'.C2" chart:class="chart:scatter">
            <chart:domain table:cell-range-address="'10000'.A3:'10000'.A6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uick Sort</text:p>
                <draw:g>
                  <svg:desc>'10000'.C2:'10000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10000'.A3:'10000'.A6</svg:desc>
                </draw:g>
              </table:table-cell>
              <table:table-cell office:value-type="float" office:value="0.0148867">
                <text:p>0.0148867</text:p>
                <draw:g>
                  <svg:desc>'10000'.C3:'10000'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0333627">
                <text:p>0.03336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.2215707">
                <text:p>0.22157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5.8268767">
                <text:p>5.826876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68cm" svg:y="0.315cm" chart:style-name="ch2">
          <text:p>Radix Sort Time Comparissions</text:p>
        </chart:title>
        <chart:subtitle svg:x="6.012cm" svg:y="1.249cm" chart:style-name="ch3">
          <text:p>For bucket size 10000</text:p>
        </chart:subtitle>
        <chart:legend chart:legend-position="end" svg:x="13.042cm" svg:y="4.227cm" style:legend-expansion="high" chart:style-name="ch4"/>
        <chart:plot-area chart:style-name="ch5" table:cell-range-address="'10000'.A2:'10000'.A6 '10000'.D2:'10000'.D6" chart:data-source-has-labels="row" svg:x="1.279cm" svg:y="2.084cm" svg:width="11.443cm" svg:height="5.807cm">
          <chartooo:coordinate-region svg:x="2.006cm" svg:y="2.257cm" svg:width="10.066cm" svg:height="5.04cm"/>
          <chart:axis chart:dimension="x" chart:name="primary-x" chart:style-name="ch6">
            <chart:title svg:x="5.964cm" svg:y="8.071cm" chart:style-name="ch7">
              <text:p>Data Set Size</text:p>
            </chart:title>
          </chart:axis>
          <chart:axis chart:dimension="y" chart:name="primary-y" chart:style-name="ch6">
            <chart:title svg:x="0.451cm" svg:y="5.626cm" chart:style-name="ch8">
              <text:p>Time (s)</text:p>
            </chart:title>
            <chart:grid chart:style-name="ch9" chart:class="major"/>
          </chart:axis>
          <chart:series chart:style-name="ch10" chart:values-cell-range-address="'10000'.D3:'10000'.D6" chart:label-cell-address="'10000'.D2:'10000'.D2" chart:class="chart:scatter">
            <chart:domain table:cell-range-address="'10000'.A3:'10000'.A6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dix Sort</text:p>
                <draw:g>
                  <svg:desc>'10000'.D2:'10000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10000'.A3:'10000'.A6</svg:desc>
                </draw:g>
              </table:table-cell>
              <table:table-cell office:value-type="float" office:value="0.0150493">
                <text:p>0.0150493</text:p>
                <draw:g>
                  <svg:desc>'10000'.D3:'10000'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0645827">
                <text:p>0.06458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.301379">
                <text:p>0.3013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3.348038">
                <text:p>3.34803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17cm" svg:y="0.315cm" chart:style-name="ch2">
          <text:p>Sorting time for Bubble, Quick, and Radix Sort based on bucket size</text:p>
        </chart:title>
        <chart:subtitle svg:x="6.012cm" svg:y="1.249cm" chart:style-name="ch3">
          <text:p>For data set size 1000</text:p>
        </chart:subtitle>
        <chart:legend chart:legend-position="end" svg:x="12.857cm" svg:y="3.782cm" style:legend-expansion="high" chart:style-name="ch4"/>
        <chart:plot-area chart:style-name="ch5" table:cell-range-address="'Size - 1000'.A2:'Size - 1000'.D5" chart:data-source-has-labels="row" svg:x="1.279cm" svg:y="2.084cm" svg:width="11.258cm" svg:height="5.807cm">
          <chartooo:coordinate-region svg:x="2.377cm" svg:y="2.257cm" svg:width="9.695cm" svg:height="5.04cm"/>
          <chart:axis chart:dimension="x" chart:name="primary-x" chart:style-name="ch6">
            <chart:title svg:x="5.488cm" svg:y="8.071cm" chart:style-name="ch7">
              <text:p>Number of Buckets</text:p>
            </chart:title>
          </chart:axis>
          <chart:axis chart:dimension="y" chart:name="primary-y" chart:style-name="ch6">
            <chart:title svg:x="0.451cm" svg:y="5.626cm" chart:style-name="ch8">
              <text:p>Time (s)</text:p>
            </chart:title>
            <chart:grid chart:style-name="ch9" chart:class="major"/>
          </chart:axis>
          <chart:series chart:style-name="ch10" chart:values-cell-range-address="'Size - 1000'.B3:'Size - 1000'.B5" chart:label-cell-address="'Size - 1000'.B2:'Size - 1000'.B2" chart:class="chart:scatter">
            <chart:domain table:cell-range-address="'Size - 1000'.A3:'Size - 1000'.A5"/>
            <chart:data-point chart:repeated="3"/>
          </chart:series>
          <chart:series chart:style-name="ch11" chart:values-cell-range-address="'Size - 1000'.C3:'Size - 1000'.C5" chart:label-cell-address="'Size - 1000'.C2:'Size - 1000'.C2" chart:class="chart:scatter">
            <chart:data-point chart:repeated="3"/>
          </chart:series>
          <chart:series chart:style-name="ch12" chart:values-cell-range-address="'Size - 1000'.D3:'Size - 1000'.D5" chart:label-cell-address="'Size - 1000'.D2:'Size - 1000'.D2" chart:class="chart:scatte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ubble Sort</text:p>
                <draw:g>
                  <svg:desc>'Size - 1000'.B2:'Size - 1000'.B2</svg:desc>
                </draw:g>
              </table:table-cell>
              <table:table-cell office:value-type="string">
                <text:p>Quick Sort</text:p>
                <draw:g>
                  <svg:desc>'Size - 1000'.C2:'Size - 1000'.C2</svg:desc>
                </draw:g>
              </table:table-cell>
              <table:table-cell office:value-type="string">
                <text:p>Radix Sort</text:p>
                <draw:g>
                  <svg:desc>'Size - 1000'.D2:'Size - 1000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Size - 1000'.A3:'Size - 1000'.A5</svg:desc>
                </draw:g>
              </table:table-cell>
              <table:table-cell office:value-type="float" office:value="0.0004676">
                <text:p>0.0004676</text:p>
                <draw:g>
                  <svg:desc>'Size - 1000'.B3:'Size - 1000'.B5</svg:desc>
                </draw:g>
              </table:table-cell>
              <table:table-cell office:value-type="float" office:value="0.0010993">
                <text:p>0.0010993</text:p>
                <draw:g>
                  <svg:desc>'Size - 1000'.C3:'Size - 1000'.C5</svg:desc>
                </draw:g>
              </table:table-cell>
              <table:table-cell office:value-type="float" office:value="0.001853">
                <text:p>0.001853</text:p>
                <draw:g>
                  <svg:desc>'Size - 1000'.D3:'Size - 1000'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007277">
                <text:p>0.0007277</text:p>
              </table:table-cell>
              <table:table-cell office:value-type="float" office:value="0.001888">
                <text:p>0.001888</text:p>
              </table:table-cell>
              <table:table-cell office:value-type="float" office:value="0.006899">
                <text:p>0.0068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0095595">
                <text:p>0.0095595</text:p>
              </table:table-cell>
              <table:table-cell office:value-type="float" office:value="0.0148867">
                <text:p>0.0148867</text:p>
              </table:table-cell>
              <table:table-cell office:value-type="float" office:value="0.0150493">
                <text:p>0.015049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009cm" svg:y="0.315cm" chart:style-name="ch2">
          <text:p>Sorting time for Bubble Sort based on bucket size</text:p>
        </chart:title>
        <chart:subtitle svg:x="6.012cm" svg:y="1.249cm" chart:style-name="ch3">
          <text:p>For data set size 1000</text:p>
        </chart:subtitle>
        <chart:legend chart:legend-position="end" svg:x="12.857cm" svg:y="4.227cm" style:legend-expansion="high" chart:style-name="ch4"/>
        <chart:plot-area chart:style-name="ch5" table:cell-range-address="'Size - 1000'.A2:'Size - 1000'.B5" chart:data-source-has-labels="row" svg:x="1.279cm" svg:y="2.084cm" svg:width="11.258cm" svg:height="5.807cm">
          <chartooo:coordinate-region svg:x="2.377cm" svg:y="2.257cm" svg:width="9.695cm" svg:height="5.04cm"/>
          <chart:axis chart:dimension="x" chart:name="primary-x" chart:style-name="ch6">
            <chart:title svg:x="5.501cm" svg:y="8.071cm" chart:style-name="ch7">
              <text:p>Number of buckets</text:p>
            </chart:title>
          </chart:axis>
          <chart:axis chart:dimension="y" chart:name="primary-y" chart:style-name="ch6">
            <chart:title svg:x="0.451cm" svg:y="5.626cm" chart:style-name="ch8">
              <text:p>Time (s)</text:p>
            </chart:title>
            <chart:grid chart:style-name="ch9" chart:class="major"/>
          </chart:axis>
          <chart:series chart:style-name="ch10" chart:values-cell-range-address="'Size - 1000'.B3:'Size - 1000'.B5" chart:label-cell-address="'Size - 1000'.B2:'Size - 1000'.B2" chart:class="chart:scatter">
            <chart:domain table:cell-range-address="'Size - 1000'.A3:'Size - 1000'.A5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ubble Sort</text:p>
                <draw:g>
                  <svg:desc>'Size - 1000'.B2:'Size - 1000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Size - 1000'.A3:'Size - 1000'.A5</svg:desc>
                </draw:g>
              </table:table-cell>
              <table:table-cell office:value-type="float" office:value="0.0004676">
                <text:p>0.0004676</text:p>
                <draw:g>
                  <svg:desc>'Size - 1000'.B3:'Size - 1000'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007277">
                <text:p>0.00072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0095595">
                <text:p>0.009559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01cm" svg:y="0.315cm" chart:style-name="ch2">
          <text:p>Sorting time for Quick Sort based on bucket size</text:p>
        </chart:title>
        <chart:subtitle svg:x="6.012cm" svg:y="1.249cm" chart:style-name="ch3">
          <text:p>For data set size 1000</text:p>
        </chart:subtitle>
        <chart:legend chart:legend-position="end" svg:x="13.016cm" svg:y="4.227cm" style:legend-expansion="high" chart:style-name="ch4"/>
        <chart:plot-area chart:style-name="ch5" table:cell-range-address="'Size - 1000'.A2:'Size - 1000'.A5 'Size - 1000'.C2:'Size - 1000'.C5" chart:data-source-has-labels="row" svg:x="1.279cm" svg:y="2.084cm" svg:width="11.417cm" svg:height="5.807cm">
          <chartooo:coordinate-region svg:x="2.377cm" svg:y="2.257cm" svg:width="9.854cm" svg:height="5.04cm"/>
          <chart:axis chart:dimension="x" chart:name="primary-x" chart:style-name="ch6">
            <chart:title svg:x="5.58cm" svg:y="8.071cm" chart:style-name="ch7">
              <text:p>Number of buckets</text:p>
            </chart:title>
          </chart:axis>
          <chart:axis chart:dimension="y" chart:name="primary-y" chart:style-name="ch6">
            <chart:title svg:x="0.451cm" svg:y="5.626cm" chart:style-name="ch8">
              <text:p>Time (s)</text:p>
            </chart:title>
            <chart:grid chart:style-name="ch9" chart:class="major"/>
          </chart:axis>
          <chart:series chart:style-name="ch10" chart:values-cell-range-address="'Size - 1000'.C3:'Size - 1000'.C5" chart:label-cell-address="'Size - 1000'.C2:'Size - 1000'.C2" chart:class="chart:scatter">
            <chart:domain table:cell-range-address="'Size - 1000'.A3:'Size - 1000'.A5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uick Sort</text:p>
                <draw:g>
                  <svg:desc>'Size - 1000'.C2:'Size - 1000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Size - 1000'.A3:'Size - 1000'.A5</svg:desc>
                </draw:g>
              </table:table-cell>
              <table:table-cell office:value-type="float" office:value="0.0010993">
                <text:p>0.0010993</text:p>
                <draw:g>
                  <svg:desc>'Size - 1000'.C3:'Size - 1000'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01888">
                <text:p>0.001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0148867">
                <text:p>0.014886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15cm" svg:y="0.315cm" chart:style-name="ch2">
          <text:p>Sorting time for Radix Sort based on bucket size</text:p>
        </chart:title>
        <chart:subtitle svg:x="6.012cm" svg:y="1.249cm" chart:style-name="ch3">
          <text:p>For data set size 1000</text:p>
        </chart:subtitle>
        <chart:legend chart:legend-position="end" svg:x="13.042cm" svg:y="4.227cm" style:legend-expansion="high" chart:style-name="ch4"/>
        <chart:plot-area chart:style-name="ch5" table:cell-range-address="'Size - 1000'.A2:'Size - 1000'.A5 'Size - 1000'.D2:'Size - 1000'.D5" chart:data-source-has-labels="row" svg:x="1.279cm" svg:y="2.084cm" svg:width="11.443cm" svg:height="5.807cm">
          <chartooo:coordinate-region svg:x="2.377cm" svg:y="2.257cm" svg:width="9.88cm" svg:height="5.04cm"/>
          <chart:axis chart:dimension="x" chart:name="primary-x" chart:style-name="ch6">
            <chart:title svg:x="5.58cm" svg:y="8.071cm" chart:style-name="ch7">
              <text:p>Number of Buckets</text:p>
            </chart:title>
          </chart:axis>
          <chart:axis chart:dimension="y" chart:name="primary-y" chart:style-name="ch6">
            <chart:title svg:x="0.451cm" svg:y="5.626cm" chart:style-name="ch8">
              <text:p>Time (s)</text:p>
            </chart:title>
            <chart:grid chart:style-name="ch9" chart:class="major"/>
          </chart:axis>
          <chart:series chart:style-name="ch10" chart:values-cell-range-address="'Size - 1000'.D3:'Size - 1000'.D5" chart:label-cell-address="'Size - 1000'.D2:'Size - 1000'.D2" chart:class="chart:scatter">
            <chart:domain table:cell-range-address="'Size - 1000'.A3:'Size - 1000'.A5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dix Sort</text:p>
                <draw:g>
                  <svg:desc>'Size - 1000'.D2:'Size - 1000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Size - 1000'.A3:'Size - 1000'.A5</svg:desc>
                </draw:g>
              </table:table-cell>
              <table:table-cell office:value-type="float" office:value="0.001853">
                <text:p>0.001853</text:p>
                <draw:g>
                  <svg:desc>'Size - 1000'.D3:'Size - 1000'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06899">
                <text:p>0.0068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0150493">
                <text:p>0.015049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143cm" svg:y="0.315cm" chart:style-name="ch2">
          <text:p>Sorting time for Bubble, Quick, and Radix sort based on Bucket Size</text:p>
        </chart:title>
        <chart:subtitle svg:x="6.475cm" svg:y="1.249cm" chart:style-name="ch3">
          <text:p>For size = 10000</text:p>
        </chart:subtitle>
        <chart:legend chart:legend-position="end" svg:x="12.857cm" svg:y="3.782cm" style:legend-expansion="high" chart:style-name="ch4"/>
        <chart:plot-area chart:style-name="ch5" table:cell-range-address="'Size - 10000'.A2:'Size - 10000'.D5" chart:data-source-has-labels="row" svg:x="1.279cm" svg:y="2.084cm" svg:width="11.258cm" svg:height="5.807cm">
          <chartooo:coordinate-region svg:x="2.191cm" svg:y="2.257cm" svg:width="9.881cm" svg:height="5.04cm"/>
          <chart:axis chart:dimension="x" chart:name="primary-x" chart:style-name="ch6">
            <chart:title svg:x="5.501cm" svg:y="8.071cm" chart:style-name="ch7">
              <text:p>Number of buckets</text:p>
            </chart:title>
          </chart:axis>
          <chart:axis chart:dimension="y" chart:name="primary-y" chart:style-name="ch6">
            <chart:title svg:x="0.451cm" svg:y="5.626cm" chart:style-name="ch8">
              <text:p>Time (s)</text:p>
            </chart:title>
            <chart:grid chart:style-name="ch9" chart:class="major"/>
          </chart:axis>
          <chart:series chart:style-name="ch10" chart:values-cell-range-address="'Size - 10000'.B3:'Size - 10000'.B5" chart:label-cell-address="'Size - 10000'.B2:'Size - 10000'.B2" chart:class="chart:scatter">
            <chart:domain table:cell-range-address="'Size - 10000'.A3:'Size - 10000'.A5"/>
            <chart:data-point chart:repeated="3"/>
          </chart:series>
          <chart:series chart:style-name="ch11" chart:values-cell-range-address="'Size - 10000'.C3:'Size - 10000'.C5" chart:label-cell-address="'Size - 10000'.C2:'Size - 10000'.C2" chart:class="chart:scatter">
            <chart:data-point chart:repeated="3"/>
          </chart:series>
          <chart:series chart:style-name="ch12" chart:values-cell-range-address="'Size - 10000'.D3:'Size - 10000'.D5" chart:label-cell-address="'Size - 10000'.D2:'Size - 10000'.D2" chart:class="chart:scatte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ubble Sort</text:p>
                <draw:g>
                  <svg:desc>'Size - 10000'.B2:'Size - 10000'.B2</svg:desc>
                </draw:g>
              </table:table-cell>
              <table:table-cell office:value-type="string">
                <text:p>Quick Sort</text:p>
                <draw:g>
                  <svg:desc>'Size - 10000'.C2:'Size - 10000'.C2</svg:desc>
                </draw:g>
              </table:table-cell>
              <table:table-cell office:value-type="string">
                <text:p>Radix Sort</text:p>
                <draw:g>
                  <svg:desc>'Size - 10000'.D2:'Size - 10000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Size - 10000'.A3:'Size - 10000'.A5</svg:desc>
                </draw:g>
              </table:table-cell>
              <table:table-cell office:value-type="float" office:value="0.0733773">
                <text:p>0.0733773</text:p>
                <draw:g>
                  <svg:desc>'Size - 10000'.B3:'Size - 10000'.B5</svg:desc>
                </draw:g>
              </table:table-cell>
              <table:table-cell office:value-type="float" office:value="0.0380253">
                <text:p>0.0380253</text:p>
                <draw:g>
                  <svg:desc>'Size - 10000'.C3:'Size - 10000'.C5</svg:desc>
                </draw:g>
              </table:table-cell>
              <table:table-cell office:value-type="float" office:value="0.029351">
                <text:p>0.029351</text:p>
                <draw:g>
                  <svg:desc>'Size - 10000'.D3:'Size - 10000'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111808">
                <text:p>0.0111808</text:p>
              </table:table-cell>
              <table:table-cell office:value-type="float" office:value="0.017238">
                <text:p>0.017238</text:p>
              </table:table-cell>
              <table:table-cell office:value-type="float" office:value="0.023648">
                <text:p>0.0236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0202941">
                <text:p>0.0202941</text:p>
              </table:table-cell>
              <table:table-cell office:value-type="float" office:value="0.0333627">
                <text:p>0.0333627</text:p>
              </table:table-cell>
              <table:table-cell office:value-type="float" office:value="0.0645827">
                <text:p>0.064582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50" chart:interval-minor-divis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4.714cm" svg:y="0.315cm" chart:style-name="ch2">
          <text:p>Bubble Sort Time Comparissons</text:p>
        </chart:title>
        <chart:subtitle svg:x="6.222cm" svg:y="1.249cm" chart:style-name="ch3">
          <text:p>For bucket size 100</text:p>
        </chart:subtitle>
        <chart:legend chart:legend-position="end" svg:x="12.855cm" svg:y="4.229cm" style:legend-expansion="high" chart:style-name="ch4"/>
        <chart:plot-area chart:style-name="ch5" table:cell-range-address="'100'.A2:'100'.B6" chart:data-source-has-labels="row" svg:x="1.278cm" svg:y="2.084cm" svg:width="11.258cm" svg:height="5.812cm">
          <chartooo:coordinate-region svg:x="2.085cm" svg:y="2.258cm" svg:width="9.617cm" svg:height="5.044cm"/>
          <chart:axis chart:dimension="x" chart:name="primary-x" chart:style-name="ch6">
            <chart:title svg:x="5.871cm" svg:y="8.076cm" chart:style-name="ch7">
              <text:p>Data Set Size</text:p>
            </chart:title>
          </chart:axis>
          <chart:axis chart:dimension="y" chart:name="primary-y" chart:style-name="ch8">
            <chart:title svg:x="0.451cm" svg:y="5.629cm" chart:style-name="ch9">
              <text:p>Time (s)</text:p>
            </chart:title>
            <chart:grid chart:style-name="ch10" chart:class="major"/>
          </chart:axis>
          <chart:series chart:style-name="ch11" chart:values-cell-range-address="'100'.B3:'100'.B6" chart:label-cell-address="'100'.B2:'100'.B2" chart:class="chart:scatter">
            <chart:domain table:cell-range-address="'100'.A3:'100'.A6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ubble Sort</text:p>
                <draw:g>
                  <svg:desc>'100'.B2:'100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100'.A3:'100'.A6</svg:desc>
                </draw:g>
              </table:table-cell>
              <table:table-cell office:value-type="float" office:value="0.0004676">
                <text:p>0.0004676</text:p>
                <draw:g>
                  <svg:desc>'100'.B3:'100'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0733773">
                <text:p>0.07337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8.832039">
                <text:p>8.8320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1035.849079">
                <text:p>1035.8490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4.754cm" svg:y="0.315cm" chart:style-name="ch2">
          <text:p>Quick Sort Time Comparissions</text:p>
        </chart:title>
        <chart:subtitle svg:x="6.222cm" svg:y="1.249cm" chart:style-name="ch3">
          <text:p>For bucket size 100</text:p>
        </chart:subtitle>
        <chart:legend chart:legend-position="end" svg:x="13.014cm" svg:y="4.23cm" style:legend-expansion="high" chart:style-name="ch4"/>
        <chart:plot-area chart:style-name="ch5" table:cell-range-address="'100'.A2:'100'.A6 '100'.C2:'100'.C6" chart:data-source-has-labels="row" svg:x="1.278cm" svg:y="2.084cm" svg:width="11.417cm" svg:height="5.813cm">
          <chartooo:coordinate-region svg:x="1.714cm" svg:y="2.257cm" svg:width="10.146cm" svg:height="5.046cm"/>
          <chart:axis chart:dimension="x" chart:name="primary-x" chart:style-name="ch6">
            <chart:title svg:x="5.95cm" svg:y="8.077cm" chart:style-name="ch7">
              <text:p>Data Set Size</text:p>
            </chart:title>
          </chart:axis>
          <chart:axis chart:dimension="y" chart:name="primary-y" chart:style-name="ch6">
            <chart:title svg:x="0.451cm" svg:y="5.629cm" chart:style-name="ch8">
              <text:p>Time (s)</text:p>
            </chart:title>
            <chart:grid chart:style-name="ch9" chart:class="major"/>
          </chart:axis>
          <chart:series chart:style-name="ch10" chart:values-cell-range-address="'100'.C3:'100'.C6" chart:label-cell-address="'100'.C2:'100'.C2" chart:class="chart:scatter">
            <chart:domain table:cell-range-address="'100'.A3:'100'.A6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uick Sort</text:p>
                <draw:g>
                  <svg:desc>'100'.C2:'100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100'.A3:'100'.A6</svg:desc>
                </draw:g>
              </table:table-cell>
              <table:table-cell office:value-type="float" office:value="0.0010993">
                <text:p>0.0010993</text:p>
                <draw:g>
                  <svg:desc>'100'.C3:'100'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0380253">
                <text:p>0.03802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1.0342087">
                <text:p>1.03420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10.0174927">
                <text:p>10.01749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4.767cm" svg:y="0.315cm" chart:style-name="ch2">
          <text:p>Radix Sort Time Comparissions</text:p>
        </chart:title>
        <chart:subtitle svg:x="6.222cm" svg:y="1.249cm" chart:style-name="ch3">
          <text:p>For bucket size 100</text:p>
        </chart:subtitle>
        <chart:legend chart:legend-position="end" svg:x="13.04cm" svg:y="4.229cm" style:legend-expansion="high" chart:style-name="ch4"/>
        <chart:plot-area chart:style-name="ch5" table:cell-range-address="'100'.A2:'100'.A6 '100'.D2:'100'.D6" chart:data-source-has-labels="row" svg:x="1.278cm" svg:y="2.084cm" svg:width="11.443cm" svg:height="5.812cm">
          <chartooo:coordinate-region svg:x="1.714cm" svg:y="2.257cm" svg:width="10.172cm" svg:height="5.045cm"/>
          <chart:axis chart:dimension="x" chart:name="primary-x" chart:style-name="ch6">
            <chart:title svg:x="5.963cm" svg:y="8.076cm" chart:style-name="ch7">
              <text:p>Data Set Size</text:p>
            </chart:title>
          </chart:axis>
          <chart:axis chart:dimension="y" chart:name="primary-y" chart:style-name="ch6">
            <chart:title svg:x="0.451cm" svg:y="5.629cm" chart:style-name="ch8">
              <text:p>Time (s)</text:p>
            </chart:title>
            <chart:grid chart:style-name="ch9" chart:class="major"/>
          </chart:axis>
          <chart:series chart:style-name="ch10" chart:values-cell-range-address="'100'.D3:'100'.D6" chart:label-cell-address="'100'.D2:'100'.D2" chart:class="chart:scatter">
            <chart:domain table:cell-range-address="'100'.A3:'100'.A6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dix Sort</text:p>
                <draw:g>
                  <svg:desc>'100'.D2:'100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100'.A3:'100'.A6</svg:desc>
                </draw:g>
              </table:table-cell>
              <table:table-cell office:value-type="float" office:value="0.001853">
                <text:p>0.001853</text:p>
                <draw:g>
                  <svg:desc>'100'.D3:'100'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029351">
                <text:p>0.0293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.9292877">
                <text:p>0.92928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13.511038">
                <text:p>13.5110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3.987cm" svg:y="0.315cm" chart:style-name="ch2">
          <text:p>Sorting Algorithms Time Comparissions</text:p>
        </chart:title>
        <chart:subtitle svg:x="6.116cm" svg:y="1.249cm" chart:style-name="ch3">
          <text:p>For bucket size 1000</text:p>
        </chart:subtitle>
        <chart:legend chart:legend-position="end" svg:x="12.855cm" svg:y="3.784cm" style:legend-expansion="high" chart:style-name="ch4"/>
        <chart:plot-area chart:style-name="ch5" table:cell-range-address="'1000'.A2:'1000'.D6" chart:data-source-has-labels="row" svg:x="1.278cm" svg:y="2.084cm" svg:width="11.258cm" svg:height="5.812cm">
          <chartooo:coordinate-region svg:x="1.899cm" svg:y="2.257cm" svg:width="9.801cm" svg:height="5.045cm"/>
          <chart:axis chart:dimension="x" chart:name="primary-x" chart:style-name="ch6">
            <chart:title svg:x="5.871cm" svg:y="8.076cm" chart:style-name="ch7">
              <text:p>Data Set Size</text:p>
            </chart:title>
          </chart:axis>
          <chart:axis chart:dimension="y" chart:name="primary-y" chart:style-name="ch6">
            <chart:title svg:x="0.451cm" svg:y="5.629cm" chart:style-name="ch8">
              <text:p>Time (s)</text:p>
            </chart:title>
            <chart:grid chart:style-name="ch9" chart:class="major"/>
          </chart:axis>
          <chart:series chart:style-name="ch10" chart:values-cell-range-address="'1000'.B3:'1000'.B6" chart:label-cell-address="'1000'.B2:'1000'.B2" chart:class="chart:scatter">
            <chart:domain table:cell-range-address="'1000'.A3:'1000'.A6"/>
            <chart:data-point chart:repeated="4"/>
          </chart:series>
          <chart:series chart:style-name="ch11" chart:values-cell-range-address="'1000'.C3:'1000'.C6" chart:label-cell-address="'1000'.C2:'1000'.C2" chart:class="chart:scatter">
            <chart:data-point chart:repeated="4"/>
          </chart:series>
          <chart:series chart:style-name="ch12" chart:values-cell-range-address="'1000'.D3:'1000'.D6" chart:label-cell-address="'1000'.D2:'1000'.D2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ubble Sort</text:p>
                <draw:g>
                  <svg:desc>'1000'.B2:'1000'.B2</svg:desc>
                </draw:g>
              </table:table-cell>
              <table:table-cell office:value-type="string">
                <text:p>Quick Sort</text:p>
                <draw:g>
                  <svg:desc>'1000'.C2:'1000'.C2</svg:desc>
                </draw:g>
              </table:table-cell>
              <table:table-cell office:value-type="string">
                <text:p>Radix Sort</text:p>
                <draw:g>
                  <svg:desc>'1000'.D2:'1000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1000'.A3:'1000'.A6</svg:desc>
                </draw:g>
              </table:table-cell>
              <table:table-cell office:value-type="float" office:value="0.0007277">
                <text:p>0.0007277</text:p>
                <draw:g>
                  <svg:desc>'1000'.B3:'1000'.B6</svg:desc>
                </draw:g>
              </table:table-cell>
              <table:table-cell office:value-type="float" office:value="0.001888">
                <text:p>0.001888</text:p>
                <draw:g>
                  <svg:desc>'1000'.C3:'1000'.C6</svg:desc>
                </draw:g>
              </table:table-cell>
              <table:table-cell office:value-type="float" office:value="0.006899">
                <text:p>0.006899</text:p>
                <draw:g>
                  <svg:desc>'1000'.D3:'1000'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0111808">
                <text:p>0.0111808</text:p>
              </table:table-cell>
              <table:table-cell office:value-type="float" office:value="0.017238">
                <text:p>0.017238</text:p>
              </table:table-cell>
              <table:table-cell office:value-type="float" office:value="0.023648">
                <text:p>0.0236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.7193689">
                <text:p>0.7193689</text:p>
              </table:table-cell>
              <table:table-cell office:value-type="float" office:value="0.5520533">
                <text:p>0.5520533</text:p>
              </table:table-cell>
              <table:table-cell office:value-type="float" office:value="0.2984853">
                <text:p>0.29848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89.8270597">
                <text:p>89.8270597</text:p>
              </table:table-cell>
              <table:table-cell office:value-type="float" office:value="9.060213">
                <text:p>9.060213</text:p>
              </table:table-cell>
              <table:table-cell office:value-type="float" office:value="12.1168983">
                <text:p>12.116898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62cm" svg:y="0.315cm" chart:style-name="ch2">
          <text:p>Bubble Sort Time Comparissions</text:p>
        </chart:title>
        <chart:subtitle svg:x="6.117cm" svg:y="1.249cm" chart:style-name="ch3">
          <text:p>For bucket size 1000</text:p>
        </chart:subtitle>
        <chart:legend chart:legend-position="end" svg:x="12.857cm" svg:y="4.227cm" style:legend-expansion="high" chart:style-name="ch4"/>
        <chart:plot-area chart:style-name="ch5" table:cell-range-address="'1000'.A2:'1000'.B6" chart:data-source-has-labels="row" svg:x="1.279cm" svg:y="2.084cm" svg:width="11.258cm" svg:height="5.807cm">
          <chartooo:coordinate-region svg:x="1.9cm" svg:y="2.257cm" svg:width="9.801cm" svg:height="5.04cm"/>
          <chart:axis chart:dimension="x" chart:name="primary-x" chart:style-name="ch6">
            <chart:title svg:x="5.872cm" svg:y="8.071cm" chart:style-name="ch7">
              <text:p>Data Set Size</text:p>
            </chart:title>
          </chart:axis>
          <chart:axis chart:dimension="y" chart:name="primary-y" chart:style-name="ch6">
            <chart:title svg:x="0.451cm" svg:y="5.626cm" chart:style-name="ch8">
              <text:p>Time (y)</text:p>
            </chart:title>
            <chart:grid chart:style-name="ch9" chart:class="major"/>
          </chart:axis>
          <chart:series chart:style-name="ch10" chart:values-cell-range-address="'1000'.B3:'1000'.B6" chart:label-cell-address="'1000'.B2:'1000'.B2" chart:class="chart:scatter">
            <chart:domain table:cell-range-address="'1000'.A3:'1000'.A6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ubble Sort</text:p>
                <draw:g>
                  <svg:desc>'1000'.B2:'1000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1000'.A3:'1000'.A6</svg:desc>
                </draw:g>
              </table:table-cell>
              <table:table-cell office:value-type="float" office:value="0.0007277">
                <text:p>0.0007277</text:p>
                <draw:g>
                  <svg:desc>'1000'.B3:'1000'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0111808">
                <text:p>0.01118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.7193689">
                <text:p>0.71936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89.8270597">
                <text:p>89.827059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55cm" svg:y="0.315cm" chart:style-name="ch2">
          <text:p>Quick Sort Time Comparissions</text:p>
        </chart:title>
        <chart:subtitle svg:x="6.117cm" svg:y="1.249cm" chart:style-name="ch3">
          <text:p>For bucket size 1000</text:p>
        </chart:subtitle>
        <chart:legend chart:legend-position="end" svg:x="13.016cm" svg:y="4.227cm" style:legend-expansion="high" chart:style-name="ch4"/>
        <chart:plot-area chart:style-name="ch5" table:cell-range-address="'1000'.A2:'1000'.A6 '1000'.C2:'1000'.C6" chart:data-source-has-labels="row" svg:x="1.279cm" svg:y="2.084cm" svg:width="11.417cm" svg:height="5.807cm">
          <chartooo:coordinate-region svg:x="1.715cm" svg:y="2.257cm" svg:width="10.146cm" svg:height="5.04cm"/>
          <chart:axis chart:dimension="x" chart:name="primary-x" chart:style-name="ch6">
            <chart:title svg:x="5.951cm" svg:y="8.071cm" chart:style-name="ch7">
              <text:p>Data Set Size</text:p>
            </chart:title>
          </chart:axis>
          <chart:axis chart:dimension="y" chart:name="primary-y" chart:style-name="ch6">
            <chart:title svg:x="0.451cm" svg:y="5.626cm" chart:style-name="ch8">
              <text:p>Time (s)</text:p>
            </chart:title>
            <chart:grid chart:style-name="ch9" chart:class="major"/>
          </chart:axis>
          <chart:series chart:style-name="ch10" chart:values-cell-range-address="'1000'.C3:'1000'.C6" chart:label-cell-address="'1000'.C2:'1000'.C2" chart:class="chart:scatter">
            <chart:domain table:cell-range-address="'1000'.A3:'1000'.A6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uick Sort</text:p>
                <draw:g>
                  <svg:desc>'1000'.C2:'1000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1000'.A3:'1000'.A6</svg:desc>
                </draw:g>
              </table:table-cell>
              <table:table-cell office:value-type="float" office:value="0.001888">
                <text:p>0.001888</text:p>
                <draw:g>
                  <svg:desc>'1000'.C3:'1000'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017238">
                <text:p>0.0172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.5520533">
                <text:p>0.55205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9.060213">
                <text:p>9.06021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4.82cm" svg:y="0.315cm" chart:style-name="ch2">
          <text:p>Radix Sort Time Comparissons</text:p>
        </chart:title>
        <chart:subtitle svg:x="6.116cm" svg:y="1.249cm" chart:style-name="ch3">
          <text:p>For bucket size 1000</text:p>
        </chart:subtitle>
        <chart:legend chart:legend-position="end" svg:x="13.04cm" svg:y="4.23cm" style:legend-expansion="high" chart:style-name="ch4"/>
        <chart:plot-area chart:style-name="ch5" table:cell-range-address="'1000'.A2:'1000'.A6 '1000'.D2:'1000'.D6" chart:data-source-has-labels="row" svg:x="1.278cm" svg:y="2.084cm" svg:width="11.443cm" svg:height="5.813cm">
          <chartooo:coordinate-region svg:x="1.714cm" svg:y="2.257cm" svg:width="10.172cm" svg:height="5.046cm"/>
          <chart:axis chart:dimension="x" chart:name="primary-x" chart:style-name="ch6">
            <chart:title svg:x="5.963cm" svg:y="8.077cm" chart:style-name="ch7">
              <text:p>Data Set Size</text:p>
            </chart:title>
          </chart:axis>
          <chart:axis chart:dimension="y" chart:name="primary-y" chart:style-name="ch6">
            <chart:title svg:x="0.451cm" svg:y="5.629cm" chart:style-name="ch8">
              <text:p>Time (s)</text:p>
            </chart:title>
            <chart:grid chart:style-name="ch9" chart:class="major"/>
          </chart:axis>
          <chart:series chart:style-name="ch10" chart:values-cell-range-address="'1000'.D3:'1000'.D6" chart:label-cell-address="'1000'.D2:'1000'.D2" chart:class="chart:scatter">
            <chart:domain table:cell-range-address="'1000'.A3:'1000'.A6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dix Sort</text:p>
                <draw:g>
                  <svg:desc>'1000'.D2:'1000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1000'.A3:'1000'.A6</svg:desc>
                </draw:g>
              </table:table-cell>
              <table:table-cell office:value-type="float" office:value="0.006899">
                <text:p>0.006899</text:p>
                <draw:g>
                  <svg:desc>'1000'.D3:'1000'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023648">
                <text:p>0.0236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.2984853">
                <text:p>0.29848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12.1168983">
                <text:p>12.116898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988cm" svg:y="0.315cm" chart:style-name="ch2">
          <text:p>Sorting Algorithms Time Comparissions</text:p>
        </chart:title>
        <chart:subtitle svg:x="6.012cm" svg:y="1.249cm" chart:style-name="ch3">
          <text:p>For bucket size 10000</text:p>
        </chart:subtitle>
        <chart:legend chart:legend-position="end" svg:x="12.857cm" svg:y="3.782cm" style:legend-expansion="high" chart:style-name="ch4"/>
        <chart:plot-area chart:style-name="ch5" table:cell-range-address="'10000'.A2:'10000'.D6" chart:data-source-has-labels="row" svg:x="1.279cm" svg:y="2.084cm" svg:width="11.258cm" svg:height="5.807cm">
          <chartooo:coordinate-region svg:x="1.715cm" svg:y="2.257cm" svg:width="9.987cm" svg:height="5.04cm"/>
          <chart:axis chart:dimension="x" chart:name="primary-x" chart:style-name="ch6">
            <chart:title svg:x="5.872cm" svg:y="8.071cm" chart:style-name="ch7">
              <text:p>Data Set Size</text:p>
            </chart:title>
          </chart:axis>
          <chart:axis chart:dimension="y" chart:name="primary-y" chart:style-name="ch6">
            <chart:title svg:x="0.451cm" svg:y="5.626cm" chart:style-name="ch8">
              <text:p>Time (s)</text:p>
            </chart:title>
            <chart:grid chart:style-name="ch9" chart:class="major"/>
          </chart:axis>
          <chart:series chart:style-name="ch10" chart:values-cell-range-address="'10000'.B3:'10000'.B6" chart:label-cell-address="'10000'.B2:'10000'.B2" chart:class="chart:scatter">
            <chart:domain table:cell-range-address="'10000'.A3:'10000'.A6"/>
            <chart:data-point chart:repeated="4"/>
          </chart:series>
          <chart:series chart:style-name="ch11" chart:values-cell-range-address="'10000'.C3:'10000'.C6" chart:label-cell-address="'10000'.C2:'10000'.C2" chart:class="chart:scatter">
            <chart:data-point chart:repeated="4"/>
          </chart:series>
          <chart:series chart:style-name="ch12" chart:values-cell-range-address="'10000'.D3:'10000'.D6" chart:label-cell-address="'10000'.D2:'10000'.D2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ubble Sort</text:p>
                <draw:g>
                  <svg:desc>'10000'.B2:'10000'.B2</svg:desc>
                </draw:g>
              </table:table-cell>
              <table:table-cell office:value-type="string">
                <text:p>Quick Sort</text:p>
                <draw:g>
                  <svg:desc>'10000'.C2:'10000'.C2</svg:desc>
                </draw:g>
              </table:table-cell>
              <table:table-cell office:value-type="string">
                <text:p>Radix Sort</text:p>
                <draw:g>
                  <svg:desc>'10000'.D2:'10000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10000'.A3:'10000'.A6</svg:desc>
                </draw:g>
              </table:table-cell>
              <table:table-cell office:value-type="float" office:value="0.0095595">
                <text:p>0.0095595</text:p>
                <draw:g>
                  <svg:desc>'10000'.B3:'10000'.B6</svg:desc>
                </draw:g>
              </table:table-cell>
              <table:table-cell office:value-type="float" office:value="0.0148867">
                <text:p>0.0148867</text:p>
                <draw:g>
                  <svg:desc>'10000'.C3:'10000'.C6</svg:desc>
                </draw:g>
              </table:table-cell>
              <table:table-cell office:value-type="float" office:value="0.0150493">
                <text:p>0.0150493</text:p>
                <draw:g>
                  <svg:desc>'10000'.D3:'10000'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0202941">
                <text:p>0.0202941</text:p>
              </table:table-cell>
              <table:table-cell office:value-type="float" office:value="0.0333627">
                <text:p>0.0333627</text:p>
              </table:table-cell>
              <table:table-cell office:value-type="float" office:value="0.0645827">
                <text:p>0.06458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.2042054">
                <text:p>0.2042054</text:p>
              </table:table-cell>
              <table:table-cell office:value-type="float" office:value="0.2215707">
                <text:p>0.2215707</text:p>
              </table:table-cell>
              <table:table-cell office:value-type="float" office:value="0.301379">
                <text:p>0.3013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9.2024179">
                <text:p>9.2024179</text:p>
              </table:table-cell>
              <table:table-cell office:value-type="float" office:value="5.8268767">
                <text:p>5.8268767</text:p>
              </table:table-cell>
              <table:table-cell office:value-type="float" office:value="3.348038">
                <text:p>3.34803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